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textarea-horizontal-align="center" draw:textarea-vertical-align="middle"/>
    </style:style>
    <style:style style:name="gr8" style:family="graphic" style:parent-style-name="standard">
      <style:graphic-properties draw:marker-start="Arrow" draw:textarea-horizontal-align="right" draw:textarea-vertical-align="bottom"/>
    </style:style>
    <style:style style:name="gr9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text-properties fo:font-size="32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" style:family="text">
      <style:text-properties fo:font-size="32pt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family="Arial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6" style:family="text">
      <style:text-properties style:text-position="sub 58%" fo:font-family="Arial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7" style:family="text">
      <style:text-properties style:text-position="sub 58%" fo:font-family="Arial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8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9" style:family="text">
      <style:text-properties fo:font-family="Arial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0" style:family="text">
      <style:text-properties fo:font-weight="bold"/>
    </style:style>
    <style:style style:name="T11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6cm" svg:x="1.4cm" svg:y="4.914cm" presentation:class="subtitle">
          <draw:text-box>
            <text:p text:style-name="P1">Floating-Point Computations</text:p>
            <text:p text:style-name="P1">in the Real World</text:p>
            <text:p text:style-name="P1"/>
            <text:p text:style-name="P1"/>
            <text:p text:style-name="P1"/>
            <text:p text:style-name="P1">November 201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Intro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is presentation is about the behaviour of floating-point computations.</text:p>
            <text:p text:style-name="P1"/>
            <text:p text:style-name="P3"><text:tab/>“How do I ...</text:p>
            <text:p text:style-name="P3"><text:tab/>write reasonably robust code ...</text:p>
            <text:p text:style-name="P3"><text:tab/>which performs floating-point computations...</text:p>
            <text:p text:style-name="P3"><text:tab/>without being a numerical scientist?”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Floating-point characteristics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ble to handle both large and small numbers, with decent precision</text:p>
              </text:list-item>
              <text:list-item>
                <text:p text:style-name="P1">Fixed-size memory representation</text:p>
              </text:list-item>
              <text:list-item>
                <text:p text:style-name="P1">High computational performance .. usually</text:p>
              </text:list-item>
              <text:list-item>
                <text:p text:style-name="P1">Often have concepts of non-numerical quantities (NaN, inf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Floating-point computational model</text:p>
          </draw:text-box>
        </draw:frame>
        <draw:frame presentation:style-name="pr6" draw:layer="layout" svg:width="25.199cm" svg:height="13.609cm" svg:x="1.4cm" svg:y="5.039cm" presentation:class="subtitle">
          <draw:text-box>
            <text:p>Mental model for single-precision FP values:</text:p>
            <text:p/>
            <text:p>All calculations are done in scientific format</text:p>
            <text:p>X = <text:span text:style-name="T1">±</text:span>1 * A.BBBBB * 10^C</text:p>
            <text:p/>
            <text:p>The 6 most significant digits of “A.BBB..” are kept, and C... oh, and the sign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Floating-point encoding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1">Concept: represent the number in scientific notation (base 2), then encode it as 3 portions in binary</text:p>
            <text:p text:style-name="P1"/>
            <text:p text:style-name="P1">924.75 = +1 * 1.80615234375 * 2^9</text:p>
            <text:p text:style-name="P1"/>
          </draw:text-box>
        </draw:frame>
        <draw:line draw:style-name="gr2" draw:text-style-name="P5" draw:layer="layout" svg:x1="10.461cm" svg:y1="14.394cm" svg:x2="9.739cm" svg:y2="14.391cm">
          <text:p/>
        </draw:line>
        <draw:line draw:style-name="gr2" draw:text-style-name="P5" draw:layer="layout" svg:x1="12.961cm" svg:y1="14.394cm" svg:x2="19.961cm" svg:y2="14.394cm">
          <text:p/>
        </draw:line>
        <draw:line draw:style-name="gr2" draw:text-style-name="P5" draw:layer="layout" svg:x1="21.961cm" svg:y1="14.394cm" svg:x2="22.961cm" svg:y2="14.394cm">
          <text:p/>
        </draw:line>
        <draw:line draw:style-name="gr2" draw:text-style-name="P5" draw:layer="layout" svg:x1="10.156cm" svg:y1="14.394cm" svg:x2="10.156cm" svg:y2="16.394cm">
          <text:p/>
        </draw:line>
        <draw:line draw:style-name="gr2" draw:text-style-name="P5" draw:layer="layout" svg:x1="16.461cm" svg:y1="14.394cm" svg:x2="16.461cm" svg:y2="16.394cm">
          <text:p/>
        </draw:line>
        <draw:line draw:style-name="gr2" draw:text-style-name="P5" draw:layer="layout" svg:x1="22.461cm" svg:y1="14.394cm" svg:x2="22.461cm" svg:y2="16.394cm">
          <text:p/>
        </draw:line>
        <draw:frame draw:style-name="gr3" draw:layer="layout" svg:width="0.502cm" svg:height="1.204cm" svg:x="8.5cm" svg:y="21cm">
          <draw:text-box>
            <text:p/>
          </draw:text-box>
        </draw:frame>
        <draw:frame draw:style-name="gr4" draw:text-style-name="P6" draw:layer="layout" svg:width="2.758cm" svg:height="1.517cm" svg:x="8.703cm" svg:y="16.394cm">
          <draw:text-box>
            <text:p text:style-name="P1"><text:span text:style-name="T2">Sign</text:span></text:p>
          </draw:text-box>
        </draw:frame>
        <draw:frame draw:style-name="gr4" draw:text-style-name="P6" draw:layer="layout" svg:width="5.019cm" svg:height="1.517cm" svg:x="13.961cm" svg:y="16.394cm">
          <draw:text-box>
            <text:p text:style-name="P1"><text:span text:style-name="T2">Mantissa</text:span></text:p>
          </draw:text-box>
        </draw:frame>
        <draw:frame draw:style-name="gr4" draw:text-style-name="P6" draw:layer="layout" svg:width="5.269cm" svg:height="1.517cm" svg:x="19.461cm" svg:y="16.394cm">
          <draw:text-box>
            <text:p text:style-name="P1"><text:span text:style-name="T2">Expon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rect draw:style-name="gr5" draw:text-style-name="P5" draw:layer="layout" svg:width="16.5cm" svg:height="1.5cm" svg:x="9.5cm" svg:y="16.5cm">
          <text:p text:style-name="P7">64</text:p>
        </draw:rect>
        <draw:frame presentation:style-name="pr3" draw:text-style-name="P1" draw:layer="layout" svg:width="25.199cm" svg:height="3.507cm" svg:x="1.4cm" svg:y="0.837cm" presentation:class="title">
          <draw:text-box>
            <text:p text:style-name="P1">IEEE 754 floating-point formats</text:p>
          </draw:text-box>
        </draw:frame>
        <draw:rect draw:style-name="gr6" draw:text-style-name="P5" draw:layer="layout" svg:width="0.5cm" svg:height="1.5cm" svg:x="4cm" svg:y="7.5cm">
          <text:p text:style-name="P7">1</text:p>
        </draw:rect>
        <draw:rect draw:style-name="gr6" draw:text-style-name="P5" draw:layer="layout" svg:width="2.5cm" svg:height="1.5cm" svg:x="4.5cm" svg:y="7.5cm">
          <text:p text:style-name="P7">5</text:p>
        </draw:rect>
        <draw:rect draw:style-name="gr6" draw:text-style-name="P5" draw:layer="layout" svg:width="5cm" svg:height="1.5cm" svg:x="7cm" svg:y="7.5cm">
          <text:p text:style-name="P7">10</text:p>
        </draw:rect>
        <draw:rect draw:style-name="gr6" draw:text-style-name="P5" draw:layer="layout" svg:width="0.5cm" svg:height="1.5cm" svg:x="4cm" svg:y="10.5cm">
          <text:p text:style-name="P7">1</text:p>
        </draw:rect>
        <draw:rect draw:style-name="gr6" draw:text-style-name="P5" draw:layer="layout" svg:width="4cm" svg:height="1.5cm" svg:x="4.5cm" svg:y="10.5cm">
          <text:p text:style-name="P7">8</text:p>
        </draw:rect>
        <draw:rect draw:style-name="gr6" draw:text-style-name="P5" draw:layer="layout" svg:width="11.5cm" svg:height="1.5cm" svg:x="8.5cm" svg:y="10.5cm">
          <text:p text:style-name="P7">23</text:p>
        </draw:rect>
        <draw:rect draw:style-name="gr6" draw:text-style-name="P5" draw:layer="layout" svg:width="0.5cm" svg:height="1.5cm" svg:x="4cm" svg:y="16.5cm">
          <text:p text:style-name="P7">1</text:p>
        </draw:rect>
        <draw:rect draw:style-name="gr6" draw:text-style-name="P5" draw:layer="layout" svg:width="7.5cm" svg:height="1.5cm" svg:x="4.5cm" svg:y="16.5cm">
          <text:p text:style-name="P7">15</text:p>
        </draw:rect>
        <draw:line draw:style-name="gr2" draw:text-style-name="P5" draw:layer="layout" svg:x1="9.5cm" svg:y1="16.5cm" svg:x2="14cm" svg:y2="16.5cm">
          <text:p/>
        </draw:line>
        <draw:line draw:style-name="gr2" draw:text-style-name="P5" draw:layer="layout" svg:x1="21.5cm" svg:y1="16.5cm" svg:x2="26cm" svg:y2="16.5cm">
          <text:p/>
        </draw:line>
        <draw:line draw:style-name="gr2" draw:text-style-name="P5" draw:layer="layout" svg:x1="9.5cm" svg:y1="16.5cm" svg:x2="14cm" svg:y2="16.5cm">
          <text:p/>
        </draw:line>
        <draw:line draw:style-name="gr2" draw:text-style-name="P5" draw:layer="layout" svg:x1="21.5cm" svg:y1="16.5cm" svg:x2="26cm" svg:y2="16.5cm">
          <text:p/>
        </draw:line>
        <draw:line draw:style-name="gr2" draw:text-style-name="P5" draw:layer="layout" svg:x1="9.5cm" svg:y1="16.5cm" svg:x2="14cm" svg:y2="16.5cm">
          <text:p/>
        </draw:line>
        <draw:line draw:style-name="gr2" draw:text-style-name="P5" draw:layer="layout" svg:x1="9.5cm" svg:y1="16.5cm" svg:x2="14cm" svg:y2="16.5cm">
          <text:p/>
        </draw:line>
        <draw:line draw:style-name="gr2" draw:text-style-name="P5" draw:layer="layout" svg:x1="26cm" svg:y1="16.5cm" svg:x2="26cm" svg:y2="18cm">
          <text:p/>
        </draw:line>
        <draw:line draw:style-name="gr7" draw:text-style-name="P5" draw:layer="layout" svg:x1="14cm" svg:y1="16.5cm" svg:x2="21.5cm" svg:y2="16.5cm">
          <text:p/>
        </draw:line>
        <draw:line draw:style-name="gr7" draw:text-style-name="P5" draw:layer="layout" svg:x1="14cm" svg:y1="16.5cm" svg:x2="21.5cm" svg:y2="16.5cm">
          <text:p/>
        </draw:line>
        <draw:line draw:style-name="gr2" draw:text-style-name="P5" draw:layer="layout" svg:x1="21.5cm" svg:y1="18cm" svg:x2="26cm" svg:y2="18cm">
          <text:p/>
        </draw:line>
        <draw:line draw:style-name="gr2" draw:text-style-name="P5" draw:layer="layout" svg:x1="9.5cm" svg:y1="18cm" svg:x2="14cm" svg:y2="18cm">
          <text:p/>
        </draw:line>
        <draw:line draw:style-name="gr7" draw:text-style-name="P5" draw:layer="layout" svg:x1="14cm" svg:y1="18cm" svg:x2="21.5cm" svg:y2="18cm">
          <text:p/>
        </draw:line>
        <draw:rect draw:style-name="gr5" draw:text-style-name="P5" draw:layer="layout" svg:width="16.5cm" svg:height="1.5cm" svg:x="6cm" svg:y="13.5cm">
          <text:p text:style-name="P7">52</text:p>
        </draw:rect>
        <draw:rect draw:style-name="gr6" draw:text-style-name="P5" draw:layer="layout" svg:width="0.5cm" svg:height="1.5cm" svg:x="4cm" svg:y="13.5cm">
          <text:p text:style-name="P7">1</text:p>
        </draw:rect>
        <draw:rect draw:style-name="gr6" draw:text-style-name="P5" draw:layer="layout" svg:width="5cm" svg:height="1.5cm" svg:x="4.5cm" svg:y="13.5cm">
          <text:p text:style-name="P7">11</text:p>
        </draw:rect>
        <draw:line draw:style-name="gr2" draw:text-style-name="P5" draw:layer="layout" svg:x1="6cm" svg:y1="13.5cm" svg:x2="10.5cm" svg:y2="13.5cm">
          <text:p/>
        </draw:line>
        <draw:line draw:style-name="gr2" draw:text-style-name="P5" draw:layer="layout" svg:x1="18cm" svg:y1="13.5cm" svg:x2="22.5cm" svg:y2="13.5cm">
          <text:p/>
        </draw:line>
        <draw:line draw:style-name="gr2" draw:text-style-name="P5" draw:layer="layout" svg:x1="6cm" svg:y1="13.5cm" svg:x2="10.5cm" svg:y2="13.5cm">
          <text:p/>
        </draw:line>
        <draw:line draw:style-name="gr2" draw:text-style-name="P5" draw:layer="layout" svg:x1="18cm" svg:y1="13.5cm" svg:x2="22.5cm" svg:y2="13.5cm">
          <text:p/>
        </draw:line>
        <draw:line draw:style-name="gr2" draw:text-style-name="P5" draw:layer="layout" svg:x1="6cm" svg:y1="13.5cm" svg:x2="10.5cm" svg:y2="13.5cm">
          <text:p/>
        </draw:line>
        <draw:line draw:style-name="gr2" draw:text-style-name="P5" draw:layer="layout" svg:x1="6cm" svg:y1="13.5cm" svg:x2="10.5cm" svg:y2="13.5cm">
          <text:p/>
        </draw:line>
        <draw:line draw:style-name="gr2" draw:text-style-name="P5" draw:layer="layout" svg:x1="22.5cm" svg:y1="13.5cm" svg:x2="22.5cm" svg:y2="15cm">
          <text:p/>
        </draw:line>
        <draw:line draw:style-name="gr7" draw:text-style-name="P5" draw:layer="layout" svg:x1="10.5cm" svg:y1="13.5cm" svg:x2="18cm" svg:y2="13.5cm">
          <text:p/>
        </draw:line>
        <draw:line draw:style-name="gr7" draw:text-style-name="P5" draw:layer="layout" svg:x1="10.5cm" svg:y1="13.5cm" svg:x2="18cm" svg:y2="13.5cm">
          <text:p/>
        </draw:line>
        <draw:line draw:style-name="gr2" draw:text-style-name="P5" draw:layer="layout" svg:x1="18cm" svg:y1="15cm" svg:x2="22.5cm" svg:y2="15cm">
          <text:p/>
        </draw:line>
        <draw:line draw:style-name="gr2" draw:text-style-name="P5" draw:layer="layout" svg:x1="6cm" svg:y1="15cm" svg:x2="10.5cm" svg:y2="15cm">
          <text:p/>
        </draw:line>
        <draw:line draw:style-name="gr7" draw:text-style-name="P5" draw:layer="layout" svg:x1="10.5cm" svg:y1="15cm" svg:x2="18cm" svg:y2="15cm">
          <text:p/>
        </draw:line>
        <draw:frame draw:style-name="gr4" draw:layer="layout" svg:width="4.096cm" svg:height="0.963cm" svg:x="3.404cm" svg:y="6.5cm">
          <draw:text-box>
            <text:p text:style-name="P1">Half (16 bits)</text:p>
          </draw:text-box>
        </draw:frame>
        <draw:frame draw:style-name="gr4" draw:layer="layout" svg:width="4.727cm" svg:height="0.963cm" svg:x="3.5cm" svg:y="9.5cm">
          <draw:text-box>
            <text:p text:style-name="P1">Single (32 bits)</text:p>
          </draw:text-box>
        </draw:frame>
        <draw:frame draw:style-name="gr4" draw:layer="layout" svg:width="4.972cm" svg:height="0.963cm" svg:x="3.5cm" svg:y="12.5cm">
          <draw:text-box>
            <text:p text:style-name="P1">Double (64 bits)</text:p>
          </draw:text-box>
        </draw:frame>
        <draw:frame draw:style-name="gr4" draw:layer="layout" svg:width="7.821cm" svg:height="0.963cm" svg:x="3.5cm" svg:y="15.5cm">
          <draw:text-box>
            <text:p text:style-name="P1">Extended Double (80 bits)</text:p>
          </draw:text-box>
        </draw:frame>
        <draw:frame draw:style-name="gr4" draw:layer="layout" svg:width="8.778cm" svg:height="0.963cm" svg:x="13.722cm" svg:y="7.5cm">
          <draw:text-box>
            <text:p text:style-name="P1">Sign, exponent, mantissa bits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 presentation:user-transformed="true">
          <draw:text-box>
            <text:p text:style-name="P1">IEEE 754 number line</text:p>
          </draw:text-box>
        </draw:frame>
        <draw:rect draw:style-name="gr2" draw:text-style-name="P5" draw:layer="layout" svg:width="1.5cm" svg:height="0.5cm" svg:x="12.254cm" svg:y="11.379cm">
          <text:p/>
        </draw:rect>
        <draw:rect draw:style-name="gr2" draw:text-style-name="P5" draw:layer="layout" svg:width="1.5cm" svg:height="0.5cm" svg:x="12.254cm" svg:y="5.195cm">
          <text:p/>
        </draw:rect>
        <draw:rect draw:style-name="gr2" draw:text-style-name="P5" draw:layer="layout" svg:width="1.5cm" svg:height="5.053cm" svg:x="12.254cm" svg:y="12.379cm">
          <text:p/>
        </draw:rect>
        <draw:rect draw:style-name="gr2" draw:text-style-name="P5" draw:layer="layout" svg:width="1.5cm" svg:height="1cm" svg:x="12.254cm" svg:y="11.879cm">
          <text:p/>
        </draw:rect>
        <draw:rect draw:style-name="gr2" draw:text-style-name="P5" draw:layer="layout" svg:width="1.5cm" svg:height="0.5cm" svg:x="12.254cm" svg:y="10.879cm">
          <text:p/>
        </draw:rect>
        <draw:rect draw:style-name="gr2" draw:text-style-name="P5" draw:layer="layout" svg:width="1.5cm" svg:height="4.698cm" svg:x="12.254cm" svg:y="5.681cm">
          <text:p/>
        </draw:rect>
        <draw:rect draw:style-name="gr2" draw:text-style-name="P5" draw:layer="layout" svg:width="1.5cm" svg:height="0.5cm" svg:x="12.254cm" svg:y="17.445cm">
          <text:p/>
        </draw:rect>
        <draw:rect draw:style-name="gr2" draw:text-style-name="P5" draw:layer="layout" svg:width="1.5cm" svg:height="1cm" svg:x="12.254cm" svg:y="9.879cm">
          <text:p/>
        </draw:rect>
        <draw:line draw:style-name="gr8" draw:text-style-name="P7" draw:layer="layout" svg:x1="13.793cm" svg:y1="11.143cm" svg:x2="17.293cm" svg:y2="11.143cm">
          <text:p/>
        </draw:line>
        <draw:frame draw:style-name="gr4" draw:layer="layout" svg:width="2.178cm" svg:height="0.963cm" svg:x="17.293cm" svg:y="10.527cm">
          <draw:text-box>
            <text:p text:style-name="P1">+Zero</text:p>
          </draw:text-box>
        </draw:frame>
        <draw:line draw:style-name="gr8" draw:text-style-name="P7" draw:layer="layout" svg:x1="13.754cm" svg:y1="15.379cm" svg:x2="17.254cm" svg:y2="15.379cm">
          <text:p/>
        </draw:line>
        <draw:frame draw:style-name="gr4" draw:layer="layout" svg:width="4.092cm" svg:height="0.963cm" svg:x="17.254cm" svg:y="14.879cm">
          <draw:text-box>
            <text:p text:style-name="P1">- Normalized</text:p>
          </draw:text-box>
        </draw:frame>
        <draw:line draw:style-name="gr8" draw:text-style-name="P7" draw:layer="layout" svg:x1="13.755cm" svg:y1="7.38cm" svg:x2="17.255cm" svg:y2="7.38cm">
          <text:p/>
        </draw:line>
        <draw:frame draw:style-name="gr4" draw:layer="layout" svg:width="4.075cm" svg:height="0.963cm" svg:x="17.255cm" svg:y="6.88cm">
          <draw:text-box>
            <text:p text:style-name="P1">+Normalized</text:p>
          </draw:text-box>
        </draw:frame>
        <draw:line draw:style-name="gr8" draw:text-style-name="P7" draw:layer="layout" svg:x1="13.794cm" svg:y1="11.65cm" svg:x2="17.294cm" svg:y2="11.65cm">
          <text:p/>
        </draw:line>
        <draw:frame draw:style-name="gr4" draw:layer="layout" svg:width="2.195cm" svg:height="0.963cm" svg:x="17.255cm" svg:y="11.266cm">
          <draw:text-box>
            <text:p text:style-name="P1">- Zero</text:p>
          </draw:text-box>
        </draw:frame>
        <draw:line draw:style-name="gr8" draw:text-style-name="P7" draw:layer="layout" svg:x1="13.833cm" svg:y1="17.603cm" svg:x2="17.333cm" svg:y2="17.603cm">
          <text:p/>
        </draw:line>
        <draw:frame draw:style-name="gr4" draw:layer="layout" svg:width="2.716cm" svg:height="0.963cm" svg:x="17.333cm" svg:y="17.103cm">
          <draw:text-box>
            <text:p text:style-name="P1">- Infinity</text:p>
          </draw:text-box>
        </draw:frame>
        <draw:line draw:style-name="gr8" draw:text-style-name="P7" draw:layer="layout" svg:x1="13.794cm" svg:y1="5.462cm" svg:x2="17.294cm" svg:y2="5.462cm">
          <text:p/>
        </draw:line>
        <draw:frame draw:style-name="gr4" draw:layer="layout" svg:width="2.699cm" svg:height="0.963cm" svg:x="17.294cm" svg:y="4.962cm">
          <draw:text-box>
            <text:p text:style-name="P1">+Infinity</text:p>
          </draw:text-box>
        </draw:frame>
        <draw:line draw:style-name="gr8" draw:text-style-name="P7" draw:layer="layout" svg:x1="13.754cm" svg:y1="10.379cm" svg:x2="17.254cm" svg:y2="10.379cm">
          <text:p/>
        </draw:line>
        <draw:frame draw:style-name="gr4" draw:layer="layout" svg:width="4.778cm" svg:height="0.963cm" svg:x="17.254cm" svg:y="9.879cm">
          <draw:text-box>
            <text:p text:style-name="P1">+Denormalized</text:p>
          </draw:text-box>
        </draw:frame>
        <draw:line draw:style-name="gr8" draw:text-style-name="P7" draw:layer="layout" svg:x1="13.754cm" svg:y1="12.416cm" svg:x2="17.254cm" svg:y2="12.416cm">
          <text:p/>
        </draw:line>
        <draw:frame draw:style-name="gr4" draw:layer="layout" svg:width="4.795cm" svg:height="0.963cm" svg:x="17.254cm" svg:y="11.916cm">
          <draw:text-box>
            <text:p text:style-name="P1">- Denormalized</text:p>
          </draw:text-box>
        </draw:frame>
        <draw:frame draw:style-name="gr4" draw:layer="layout" svg:width="1.383cm" svg:height="0.963cm" svg:x="10.5cm" svg:y="11.007cm">
          <draw:text-box>
            <text:p text:style-name="P1">0.0</text:p>
          </draw:text-box>
        </draw:frame>
        <draw:frame draw:style-name="gr4" draw:layer="layout" svg:width="3.092cm" svg:height="0.988cm" svg:x="9cm" svg:y="5.778cm">
          <draw:text-box>
            <text:p text:style-name="P1">3.4 * 10<text:span text:style-name="T3">38</text:span></text:p>
          </draw:text-box>
        </draw:frame>
        <draw:frame draw:style-name="gr4" draw:layer="layout" svg:width="3.778cm" svg:height="0.988cm" svg:x="8.5cm" svg:y="12.5cm">
          <draw:text-box>
            <text:p text:style-name="P1">-1.18 * 10<text:span text:style-name="T3">-38</text:span></text:p>
          </draw:text-box>
        </draw:frame>
        <draw:frame draw:style-name="gr4" draw:layer="layout" svg:width="3.304cm" svg:height="0.988cm" svg:x="8.657cm" svg:y="16.461cm">
          <draw:text-box>
            <text:p text:style-name="P1">-3.4 * 10<text:span text:style-name="T3">38</text:span></text:p>
          </draw:text-box>
        </draw:frame>
        <draw:frame draw:style-name="gr4" draw:layer="layout" svg:width="3.567cm" svg:height="0.988cm" svg:x="8.551cm" svg:y="9.5cm">
          <draw:text-box>
            <text:p text:style-name="P1">1.18 * 10<text:span text:style-name="T3">-38</text:span></text:p>
          </draw:text-box>
        </draw:frame>
        <draw:frame draw:style-name="gr4" draw:layer="layout" svg:width="4.659cm" svg:height="0.963cm" svg:x="7cm" svg:y="4cm">
          <draw:text-box>
            <text:p text:style-name="P1">32bit FP range</text:p>
          </draw:text-box>
        </draw:frame>
        <draw:frame draw:style-name="gr9" draw:text-style-name="P1" draw:layer="layout" svg:width="1.768cm" svg:height="0.963cm" svg:x="22.5cm" svg:y="18cm">
          <draw:text-box>
            <text:p text:style-name="P1">NaN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et's encode some FP numbers</text:p>
          </draw:text-box>
        </draw:frame>
        <draw:frame draw:style-name="gr10" draw:layer="layout" svg:width="23.053cm" svg:height="11.2cm" svg:x="3.618cm" svg:y="5.6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" draw:text-style-name="P8" draw:layer="layout" svg:width="25.199cm" svg:height="13.86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Not all numbers encode exact</text:p>
          </draw:text-box>
        </draw:frame>
        <draw:frame presentation:style-name="pr6" draw:layer="layout" svg:width="25.199cm" svg:height="13.609cm" svg:x="1.4cm" svg:y="5.039cm" presentation:class="subtitle">
          <draw:text-box>
            <text:p>Example in base-10:</text:p>
            <text:p/>
            <text:p>1<text:span text:style-name="T4">10</text:span>/7<text:span text:style-name="T4">10</text:span> = 0.166666666...<text:span text:style-name="T4">10</text:span> <text:span text:style-name="T1">≈</text:span><text:span text:style-name="T5"> 0.166667</text:span><text:span text:style-name="T6">10</text:span></text:p>
            <text:p><text:span text:style-name="T5"/></text:p>
            <text:p><text:span text:style-name="T5">Example in base-2:</text:span></text:p>
            <text:p><text:span text:style-name="T5"/></text:p>
            <text:p><text:span text:style-name="T5">1</text:span><text:span text:style-name="T7">10</text:span><text:span text:style-name="T5">/5</text:span><text:span text:style-name="T7">10</text:span><text:span text:style-name="T5"> = 1</text:span><text:span text:style-name="T6">2</text:span><text:span text:style-name="T5">/101</text:span><text:span text:style-name="T7">2</text:span><text:span text:style-name="T5"> = 0.0110011001...</text:span><text:span text:style-name="T6">2</text:span><text:span text:style-name="T5"> </text:span><text:span text:style-name="T8">≈</text:span><text:span text:style-name="T9"> 0.0110011</text:span><text:span text:style-name="T7">2</text:span><text:span text:style-name="T5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Which numbers encode exact? 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1.0 .. yes</text:p>
            <text:p text:style-name="P1">12345.0 ... yes</text:p>
            <text:p text:style-name="P1"/>
            <text:p text:style-name="P1">1000000000.0 .. no</text:p>
            <text:p text:style-name="P1"/>
            <text:p text:style-name="P1">0.5 .. yes</text:p>
            <text:p text:style-name="P1">0.25 ... yes</text:p>
            <text:p text:style-name="P1"/>
            <text:p text:style-name="P1">0.3 ... nope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Not all FP implementations are created equal</text:p>
          </draw:text-box>
        </draw:frame>
        <draw:frame draw:style-name="gr10" draw:layer="layout" svg:width="20.4cm" svg:height="6.502cm" svg:x="4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3.634cm" svg:height="0.963cm" svg:x="3.866cm" svg:y="11.5cm">
          <draw:text-box>
            <text:p text:style-name="P1">“Slow” means 10x-1000x slower than expected</text:p>
          </draw:text-box>
        </draw:frame>
        <draw:frame draw:style-name="gr4" draw:layer="layout" svg:width="8.541cm" svg:height="0.963cm" svg:x="4cm" svg:y="13.5cm">
          <draw:text-box>
            <text:p text:style-name="P1">Safe subset: Zero &amp; normals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lax</text:p>
          </draw:text-box>
        </draw:frame>
        <draw:frame presentation:style-name="pr6" draw:layer="layout" svg:width="25.199cm" svg:height="13.609cm" svg:x="1.4cm" svg:y="5.039cm" presentation:class="subtitle">
          <draw:text-box>
            <text:p>We'll continue in 5 minutes.</text:p>
            <text:p/>
            <text:p>(Questions?)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et's count with 32bit integer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&lt;run example 1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et's count with 32bit FP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&lt;run example 2&gt;</text:p>
            <text:p text:style-name="P1"/>
            <text:p text:style-name="P1">What will happen?</text:p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et's count with 32bit FP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Stops at 16777216. why?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ometimes, A + b = A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Beware adding small &amp; large numbers.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et's accumulate time, FP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&lt;run example 3&gt;</text:p>
            <text:p text:style-name="P1"/>
            <text:p text:style-name="P1">What happens?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et's accumulate time, FP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/>
            <text:p text:style-name="P1">steplength goes <text:s/>up &amp; down as precision goes down</text:p>
            <text:p text:style-name="P1">important: difficult to predict <text:span text:style-name="T10">how</text:span> steplength change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et's accumulate time, integer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&lt;run version 4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et's accumulate time, integer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/>
            <text:p text:style-name="P1"/>
            <text:p text:style-name="P1">steplength constant</text:p>
            <text:p text:style-name="P1"/>
            <text:p text:style-name="P1">but we get quantiz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nclusion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Don't use floats if you can do it with integers instead</text:p>
            <text:p text:style-name="P1"/>
            <text:p text:style-name="P1">accumulated FP calculations accumulate error</text:p>
            <text:p text:style-name="P1"/>
            <text:p text:style-name="P1">Good strategy: accumulate in integer, then convert to FP</text:p>
            <text:p text:style-name="P1"/>
            <text:p text:style-name="P1">if possible, don't accumulate time (just be happy with the current delta)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lax.</text:p>
          </draw:text-box>
        </draw:frame>
        <draw:frame presentation:style-name="pr6" draw:layer="layout" svg:width="25.199cm" svg:height="13.609cm" svg:x="1.4cm" svg:y="5.039cm" presentation:class="subtitle">
          <draw:text-box>
            <text:p>We'll continue in 5 minutes.</text:p>
            <text:p/>
            <text:p>(Questions?)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et's do some random maths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&lt;compute x * (1/x) for some x&gt;</text:p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ometimes, x * (1/x) != x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e calculation result is not random. You can say in advance whether you will get exact 1.0 back. </text:p>
            <text:p text:style-name="P1"/>
            <text:p text:style-name="P1">But it's a lot of work. Usually too much work.</text:p>
            <text:p text:style-name="P1"/>
            <text:p text:style-name="P1">=&gt; pretend that the calculation is “inexact”.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But wait, there's more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a + b * c = ?</text:p>
            <text:p text:style-name="P1"/>
            <text:p text:style-name="P1">Varies with CPU: IEEE754 compliance, # of guard bits, native computation format, mul+add or MAC, etc</text:p>
            <text:p text:style-name="P1"/>
            <text:p text:style-name="P1">Varies with compiler</text:p>
            <text:p text:style-name="P1"/>
            <text:p text:style-name="P1">=&gt; pretend it is “inexact”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Moving calculations between CPUs</text:p>
          </draw:text-box>
        </draw:frame>
        <draw:frame presentation:style-name="pr1" draw:text-style-name="P1" draw:layer="layout" svg:width="25.199cm" svg:height="15.193cm" svg:x="1.4cm" svg:y="4.248cm" presentation:class="subtitle" presentation:user-transformed="true">
          <draw:text-box>
            <text:p text:style-name="P1">* converting a run-time calculation into compile-time</text:p>
            <text:p text:style-name="P1"/>
            <text:p text:style-name="P1">* converting a run-time calculation into data-build-time</text:p>
            <text:p text:style-name="P1"/>
            <text:p text:style-name="P1">* moving a calculating from a pixel/vertex shader to the C++ code</text:p>
            <text:p text:style-name="P1"/>
            <text:p text:style-name="P1">=&gt; don't expect the same result</text:p>
            <text:p text:style-name="P1">=&gt; don't binary diff datafiles generated on different machines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ross-compilation can also be dangerous</text:p>
          </draw:text-box>
        </draw:frame>
        <draw:frame presentation:style-name="pr1" draw:text-style-name="P1" draw:layer="layout" svg:width="25.199cm" svg:height="15.193cm" svg:x="1.4cm" svg:y="4.248cm" presentation:class="subtitle" presentation:user-transformed="true">
          <draw:text-box>
            <text:p text:style-name="P3"><text:tab/></text:p>
            <text:p text:style-name="P3"><text:tab/><text:tab/><text:span text:style-name="T11">float </text:span>divideByThree(<text:span text:style-name="T11">float</text:span> x)</text:p>
            <text:p text:style-name="P3"><text:tab/><text:tab/>{</text:p>
            <text:p text:style-name="P3"><text:tab/><text:tab/><text:tab/><text:span text:style-name="T11">return</text:span> f * (1.f / 3.f);</text:p>
            <text:p text:style-name="P3"><text:tab/><text:tab/>}</text:p>
            <text:p text:style-name="P1"/>
            <text:p text:style-name="P1"/>
            <text:p text:style-name="P1">Build on x86, run on 360.</text:p>
            <text:p text:style-name="P1"/>
            <text:p text:style-name="P1">Who computes “1.0f / 3.0f”? The x86 or the 360?</text:p>
            <text:p text:style-name="P1"/>
            <text:p text:style-name="P1">=&gt; pretend it is “inexact”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My approach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Assume that every FP operation (including assignments) carries an error of about 1% </text:p>
            <text:p text:style-name="P1"/>
            <text:p text:style-name="P1">Don't use ==, use &lt; or &gt; tests</text:p>
            <text:p text:style-name="P1"/>
            <text:p text:style-name="P1">Expect 0.0 and integers to be represented precisely, other values not (again, 1% error)</text:p>
            <text:p text:style-name="P1"/>
            <text:p text:style-name="P1">Use clamp operations to avoid out-of-bounds array accesses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at's about it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What Every Computer Scientist Should Know About Floating-Point Arithmetic</text:p>
            <text:p text:style-name="P1">David Goldberg</text:p>
            <text:p text:style-name="P1"/>
            <text:p text:style-name="P1">Denormal numbers in floating point signal processing applications</text:p>
            <text:p text:style-name="P1">Laurent de Soras</text:p>
            <text:p text:style-name="P1"><text:a xlink:href="http://ldesoras.free.fr/doc/articles/denormal-en.pdf">http://ldesoras.free.fr/doc/articles/denormal-en.pdf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9-10-15T16:13:16</meta:creation-date>
    <dc:date>2010-11-09T16:09:45.76</dc:date>
    <dc:language>en-US</dc:language>
    <meta:editing-cycles>16</meta:editing-cycles>
    <meta:editing-duration>PT270H30M14S</meta:editing-duration>
    <meta:document-statistic meta:object-count="2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Zero</text:p>
          </table:table-cell>
          <table:table-cell office:value-type="string">
            <text:p>Denormals</text:p>
          </table:table-cell>
          <table:table-cell office:value-type="string">
            <text:p>Normals</text:p>
          </table:table-cell>
          <table:table-cell office:value-type="string">
            <text:p>Inf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680x0 FPU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X86 FPU</text:p>
          </table:table-cell>
          <table:table-cell office:value-type="string">
            <text:p>Y</text:p>
          </table:table-cell>
          <table:table-cell office:value-type="string">
            <text:p>Slow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X86 SS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PPC (G3 mac)</text:p>
          </table:table-cell>
          <table:table-cell office:value-type="string">
            <text:p>Y</text:p>
          </table:table-cell>
          <table:table-cell office:value-type="string">
            <text:p>Slow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PPC (G4 mac)</text:p>
          </table:table-cell>
          <table:table-cell table:number-columns-repeated="5" office:value-type="string">
            <text:p>Y</text:p>
          </table:table-cell>
        </table:table-row>
        <table:table-row table:style-name="ro1">
          <table:table-cell office:value-type="string">
            <text:p>PS2 VU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</table:table-row>
        <table:table-row table:style-name="ro1">
          <table:table-cell office:value-type="string">
            <text:p>PS3 SP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5">2009-10-25</text:date>, <text:time>16:2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8cm"/>
    </style:style>
    <style:style style:name="co2" style:family="table-column">
      <style:table-column-properties fo:break-before="auto" style:column-width="3.28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96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22pt" fo:font-weight="bold"/>
    </style:style>
    <style:style style:name="ce2" style:family="table-cell" style:parent-style-name="Default">
      <style:text-properties style:font-name="Arial" fo:font-size="22pt"/>
    </style:style>
    <style:style style:name="ce3" style:family="table-cell" style:parent-style-name="Default">
      <style:text-properties fo:font-size="22pt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22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22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/>
      <style:text-properties style:font-name="Arial" fo:font-size="22pt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ext-properties fo:color="#000000" style:text-outline="false" style:text-line-through-style="none" style:font-name="Arial" fo:font-size="2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row table:style-name="ro1">
          <table:table-cell table:style-name="ce1" office:value-type="string">
            <text:p>Type</text:p>
          </table:table-cell>
          <table:table-cell table:style-name="ce4" office:value-type="string">
            <text:p>Value</text:p>
          </table:table-cell>
          <table:table-cell table:style-name="ce7" office:value-type="string">
            <text:p>Binary representation</text:p>
          </table:table-cell>
        </table:table-row>
        <table:table-row table:style-name="ro1">
          <table:table-cell office:value-type="string">
            <text:p>+Zero</text:p>
          </table:table-cell>
          <table:table-cell office:value-type="string">
            <text:p>0.0</text:p>
          </table:table-cell>
          <table:table-cell office:value-type="string">
            <text:p>0 | 00000000 | 00000000000000000000000</text:p>
          </table:table-cell>
        </table:table-row>
        <table:table-row table:style-name="ro1">
          <table:table-cell office:value-type="string">
            <text:p>-Zero</text:p>
          </table:table-cell>
          <table:table-cell office:value-type="string">
            <text:p>-0.0</text:p>
          </table:table-cell>
          <table:table-cell office:value-type="string">
            <text:p>1 | 00000000 | 00000000000000000000000</text:p>
          </table:table-cell>
        </table:table-row>
        <table:table-row table:style-name="ro1">
          <table:table-cell office:value-type="string">
            <text:p>Denormal</text:p>
          </table:table-cell>
          <table:table-cell table:style-name="ce2" office:value-type="string">
            <text:p>0.00000000000000000000000000000000000001</text:p>
          </table:table-cell>
          <table:table-cell table:style-name="ce9"/>
        </table:table-row>
        <table:table-row table:style-name="ro1">
          <table:table-cell/>
          <table:table-cell office:value-type="string">
            <text:p>-&gt;</text:p>
          </table:table-cell>
          <table:table-cell office:value-type="string">
            <text:p>0 | 00000000 | 11011001110001111101110</text:p>
          </table:table-cell>
        </table:table-row>
        <table:table-row table:style-name="ro1">
          <table:table-cell office:value-type="string">
            <text:p>Normalized</text:p>
          </table:table-cell>
          <table:table-cell table:style-name="ce6" office:value-type="float" office:value="3.25">
            <text:p>3,25</text:p>
          </table:table-cell>
          <table:table-cell table:style-name="ce2" office:value-type="string">
            <text:p>0 | 10000000 | 10100000000000000000000</text:p>
          </table:table-cell>
        </table:table-row>
        <table:table-row table:style-name="ro1">
          <table:table-cell table:style-name="ce3" office:value-type="string">
            <text:p>+Inf</text:p>
          </table:table-cell>
          <table:table-cell table:style-name="ce3"/>
          <table:table-cell table:style-name="ce3" office:value-type="string">
            <text:p>0 | 11111111 | 00000000000000000000000</text:p>
          </table:table-cell>
        </table:table-row>
        <table:table-row table:style-name="ro1">
          <table:table-cell table:style-name="ce3" office:value-type="string">
            <text:p>-Inf</text:p>
          </table:table-cell>
          <table:table-cell table:style-name="ce3"/>
          <table:table-cell table:style-name="ce3" office:value-type="string">
            <text:p>1 | 11111111 | 00000000000000000000000</text:p>
          </table:table-cell>
        </table:table-row>
        <table:table-row table:style-name="ro1">
          <table:table-cell table:style-name="ce3" office:value-type="string">
            <text:p>NaN</text:p>
          </table:table-cell>
          <table:table-cell table:style-name="ce3"/>
          <table:table-cell table:style-name="ce3" office:value-type="string">
            <text:p>? | 11111111 | XXXXXXXXXXXXXXXXXXXXXXX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9">2010-11-09</text:date>, <text:time>16:0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